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02cm" fo:min-width="0.059cm"/>
    </style:style>
    <style:style style:name="gr6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color="#333333" loext:opacity="100%" fo:font-size="10pt" style:font-size-asian="10pt" style:font-size-complex="10pt"/>
    </style:style>
    <style:style style:name="P5" style:family="paragraph">
      <loext:graphic-properties draw:fill="none" draw:fill-color="#ffffff"/>
      <style:text-properties fo:color="#333333" loext:opacity="100%" fo:font-size="10pt" style:font-size-asian="10pt" style:font-size-complex="10pt"/>
    </style:style>
    <style:style style:name="P6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434cm">
          <text:p/>
        </draw:line>
        <draw:frame draw:style-name="gr3" draw:text-style-name="P3" draw:layer="layout" svg:width="2.291cm" svg:height="0.645cm" svg:x="0.394cm" svg:y="-0.016cm">
          <draw:text-box>
            <text:p text:style-name="P2"><text:span text:style-name="T1">09/2022</text:span></text:p>
          </draw:text-box>
        </draw:frame>
        <draw:frame draw:style-name="gr4" draw:text-style-name="P5" draw:layer="layout" svg:width="2.183cm" svg:height="1.039cm" svg:x="0.337cm" svg:y="1.49cm">
          <draw:text-box>
            <text:p text:style-name="P4"><text:span text:style-name="T2">Projekt-</text:span></text:p>
            <text:p text:style-name="P4"><text:span text:style-name="T2">start</text:span></text:p>
          </draw:text-box>
        </draw:frame>
        <draw:line draw:style-name="gr2" draw:text-style-name="P1" draw:layer="layout" svg:x1="17.063cm" svg:y1="0.696cm" svg:x2="17.063cm" svg:y2="1.435cm">
          <text:p/>
        </draw:line>
        <draw:frame draw:style-name="gr3" draw:text-style-name="P3" draw:layer="layout" svg:width="2.291cm" svg:height="0.645cm" svg:x="16.395cm" svg:y="-0.015cm">
          <draw:text-box>
            <text:p text:style-name="P2"><text:span text:style-name="T1">09/2024</text:span></text:p>
          </draw:text-box>
        </draw:frame>
        <draw:frame draw:style-name="gr4" draw:text-style-name="P5" draw:layer="layout" svg:width="2.183cm" svg:height="1.039cm" svg:x="16.338cm" svg:y="1.491cm">
          <draw:text-box>
            <text:p text:style-name="P4"><text:span text:style-name="T2">Projekt-</text:span></text:p>
            <text:p text:style-name="P4"><text:span text:style-name="T2">ende</text:span></text:p>
          </draw:text-box>
        </draw:frame>
        <draw:custom-shape draw:style-name="gr5" draw:text-style-name="P6" draw:layer="layout" svg:width="0.559cm" svg:height="0.252cm" svg:x="0.25cm" svg:y="1.06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435cm">
          <text:p/>
        </draw:line>
        <draw:frame draw:style-name="gr6" draw:text-style-name="P5" draw:layer="layout" svg:width="2.537cm" svg:height="1.039cm" svg:x="8.338cm" svg:y="1.491cm">
          <draw:text-box>
            <text:p text:style-name="P4"><text:span text:style-name="T2">Release</text:span></text:p>
            <text:p text:style-name="P4"><text:span text:style-name="T2">iOS/Android</text:span></text:p>
          </draw:text-box>
        </draw:frame>
        <draw:frame draw:style-name="gr3" draw:text-style-name="P3" draw:layer="layout" svg:width="2.291cm" svg:height="0.645cm" svg:x="8.195cm" svg:y="-0.015cm">
          <draw:text-box>
            <text:p text:style-name="P2"><text:span text:style-name="T1">~09/2023</text:span></text:p>
          </draw:text-box>
        </draw:frame>
        <draw:line draw:style-name="gr2" draw:text-style-name="P1" draw:layer="layout" svg:x1="5.063cm" svg:y1="0.697cm" svg:x2="5.063cm" svg:y2="1.436cm">
          <text:p/>
        </draw:line>
        <draw:frame draw:style-name="gr4" draw:text-style-name="P5" draw:layer="layout" svg:width="2.183cm" svg:height="1.039cm" svg:x="4.339cm" svg:y="1.492cm">
          <draw:text-box>
            <text:p text:style-name="P4"><text:span text:style-name="T2">Release</text:span></text:p>
            <text:p text:style-name="P4"><text:span text:style-name="T2">Webapp</text:span></text:p>
          </draw:text-box>
        </draw:frame>
        <draw:frame draw:style-name="gr3" draw:text-style-name="P3" draw:layer="layout" svg:width="2.291cm" svg:height="0.645cm" svg:x="4.196cm" svg:y="-0.014cm">
          <draw:text-box>
            <text:p text:style-name="P2"><text:span text:style-name="T1">~03/2023</text:span></text:p>
          </draw:text-box>
        </draw:frame>
        <draw:line draw:style-name="gr2" draw:text-style-name="P1" draw:layer="layout" svg:x1="13.063cm" svg:y1="0.697cm" svg:x2="13.063cm" svg:y2="1.436cm">
          <text:p/>
        </draw:line>
        <draw:frame draw:style-name="gr7" draw:text-style-name="P5" draw:layer="layout" svg:width="3.165cm" svg:height="1.039cm" svg:x="12.339cm" svg:y="1.492cm">
          <draw:text-box>
            <text:p text:style-name="P4"><text:span text:style-name="T2">Inhaltsgebiete abgedeckt</text:span></text:p>
          </draw:text-box>
        </draw:frame>
        <draw:frame draw:style-name="gr3" draw:text-style-name="P3" draw:layer="layout" svg:width="2.291cm" svg:height="0.645cm" svg:x="12.196cm" svg:y="-0.014cm">
          <draw:text-box>
            <text:p text:style-name="P2"><text:span text:style-name="T1">~03/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9:37:23.892436958</meta:creation-date>
    <dc:title>libre-office-draw-template</dc:title>
    <meta:editing-duration>PT11M29S</meta:editing-duration>
    <meta:editing-cycles>5</meta:editing-cycles>
    <meta:generator>LibreOffice/7.3.4.2$MacOSX_AARCH64 LibreOffice_project/728fec16bd5f605073805c3c9e7c4212a0120dc5</meta:generator>
    <dc:date>2022-08-05T19:48:54.016465392</dc:date>
    <meta:document-statistic meta:object-count="17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